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0bfe24" officeooo:paragraph-rsid="000bfe24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5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Wiederkehrende Tickets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alle wiederkehrenden Tickets sehe. 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454399488" text:style-name="L1">
              <text:list-item>
                <text:p text:style-name="P3">Es exisitert eine Tabelle, wo Tickets nach folgenden Bedingungen angezeigt werden:</text:p>
                <text:list>
                  <text:list-item>
                    <text:p text:style-name="P3">Das Ticket besitzt den Status “open”.</text:p>
                  </text:list-item>
                  <text:list-item>
                    <text:p text:style-name="P3">Das Ticket wurde mir, dem Nutzer, zugewiesen.</text:p>
                  </text:list-item>
                  <text:list-item>
                    <text:p text:style-name="P3">Das Ticket besitzt den Status “accepted” </text:p>
                  </text:list-item>
                  <text:list-item>
                    <text:p text:style-name="P3">Das Ticket besitzt eine Wiederholungsregel</text:p>
                  </text:list-item>
                </text:list>
              </text:list-item>
              <text:list-item>
                <text:p text:style-name="P3">Es gibt die Option, die Wiederholung des Tickets auszuschalten. <text:s/>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Pascal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20:00Z</meta:creation-date>
    <dc:date>2019-03-28T18:39:13.854000000</dc:date>
    <meta:editing-cycles>4</meta:editing-cycles>
    <meta:editing-duration>PT3S</meta:editing-duration>
    <meta:document-statistic meta:table-count="1" meta:image-count="0" meta:object-count="0" meta:page-count="1" meta:paragraph-count="24" meta:word-count="87" meta:character-count="586" meta:non-whitespace-character-count="525"/>
    <meta:template xlink:type="simple" xlink:actuate="onRequest" xlink:title="" xlink:href="Normal.dotm"/>
  </office:meta>
</office:document-meta>
</file>